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1.4735202997147" calcext:value-type="float">
            <text:p>91.47</text:p>
          </table:table-cell>
          <table:table-cell table:style-name="ce108" office:value-type="float" office:value="1.41486700987134" calcext:value-type="float">
            <text:p>1.41</text:p>
          </table:table-cell>
          <table:table-cell table:style-name="ce95" office:value-type="float" office:value="90.3097350340178" calcext:value-type="float">
            <text:p>90.31</text:p>
          </table:table-cell>
          <table:table-cell table:style-name="ce108" office:value-type="float" office:value="1.82066496860977" calcext:value-type="float">
            <text:p>1.82</text:p>
          </table:table-cell>
          <table:table-cell table:style-name="ce115" office:value-type="float" office:value="92.6748363449965" calcext:value-type="float">
            <text:p>92.67</text:p>
          </table:table-cell>
          <table:table-cell table:style-name="ce115" office:value-type="float" office:value="1.12023805623584" calcext:value-type="float">
            <text:p>1.12</text:p>
          </table:table-cell>
          <table:table-cell table:style-name="ce55"/>
          <table:table-cell table:style-name="ce95" office:value-type="float" office:value="96.6395464550823" calcext:value-type="float">
            <text:p>96.64</text:p>
          </table:table-cell>
          <table:table-cell table:style-name="ce108" office:value-type="float" office:value="0.50433119668083" calcext:value-type="float">
            <text:p>0.50</text:p>
          </table:table-cell>
          <table:table-cell table:style-name="ce95" office:value-type="float" office:value="95.4030228180021" calcext:value-type="float">
            <text:p>95.40</text:p>
          </table:table-cell>
          <table:table-cell table:style-name="ce108" office:value-type="float" office:value="0.653394434677127" calcext:value-type="float">
            <text:p>0.65</text:p>
          </table:table-cell>
          <table:table-cell table:style-name="ce95" office:value-type="float" office:value="97.9160360666251" calcext:value-type="float">
            <text:p>97.92</text:p>
          </table:table-cell>
          <table:table-cell table:style-name="ce108" office:value-type="float" office:value="0.892839898671872" calcext:value-type="float">
            <text:p>0.89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47_{\pm 1.41}$ " calcext:value-type="string">
            <text:p><text:s/>$91.47_{\pm 1.41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0.31_{\pm 1.82}$ " calcext:value-type="string">
            <text:p><text:s/>$90.31_{\pm 1.82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7_{\pm 1.12}$ " calcext:value-type="string">
            <text:p><text:s/>$92.67_{\pm 1.1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4_{\pm 0.50}$ " calcext:value-type="string">
            <text:p><text:s/>$96.64_{\pm 0.50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40_{\pm 0.65}$ " calcext:value-type="string">
            <text:p><text:s/>$95.40_{\pm 0.65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92_{\pm 0.89}$ " calcext:value-type="string">
            <text:p><text:s/>$97.92_{\pm 0.8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4.4718915386136" calcext:value-type="float">
            <text:p>94.47</text:p>
          </table:table-cell>
          <table:table-cell table:style-name="ce108" office:value-type="float" office:value="2.11459692954172" calcext:value-type="float">
            <text:p>2.11</text:p>
          </table:table-cell>
          <table:table-cell table:style-name="ce95" office:value-type="float" office:value="93.5753749985642" calcext:value-type="float">
            <text:p>93.58</text:p>
          </table:table-cell>
          <table:table-cell table:style-name="ce108" office:value-type="float" office:value="2.55003268703171" calcext:value-type="float">
            <text:p>2.55</text:p>
          </table:table-cell>
          <table:table-cell table:style-name="ce115" office:value-type="float" office:value="95.4045822225679" calcext:value-type="float">
            <text:p>95.40</text:p>
          </table:table-cell>
          <table:table-cell table:style-name="ce115" office:value-type="float" office:value="2.00817243608321" calcext:value-type="float">
            <text:p>2.01</text:p>
          </table:table-cell>
          <table:table-cell table:style-name="ce55"/>
          <table:table-cell table:style-name="ce95" office:value-type="float" office:value="97.9230894870964" calcext:value-type="float">
            <text:p>97.92</text:p>
          </table:table-cell>
          <table:table-cell table:style-name="ce108" office:value-type="float" office:value="0.570274434390148" calcext:value-type="float">
            <text:p>0.57</text:p>
          </table:table-cell>
          <table:table-cell table:style-name="ce95" office:value-type="float" office:value="96.9884975294519" calcext:value-type="float">
            <text:p>96.99</text:p>
          </table:table-cell>
          <table:table-cell table:style-name="ce108" office:value-type="float" office:value="1.25955278006124" calcext:value-type="float">
            <text:p>1.26</text:p>
          </table:table-cell>
          <table:table-cell table:style-name="ce95" office:value-type="float" office:value="98.8955964569003" calcext:value-type="float">
            <text:p>98.90</text:p>
          </table:table-cell>
          <table:table-cell table:style-name="ce108" office:value-type="float" office:value="0.954951762598662" calcext:value-type="float">
            <text:p>0.95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4.47_{\pm 2.11}$ " calcext:value-type="string">
            <text:p><text:s/>$94.47_{\pm 2.11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.58_{\pm 2.55}$ " calcext:value-type="string">
            <text:p><text:s/>$93.58_{\pm 2.55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40_{\pm 2.01}$ " calcext:value-type="string">
            <text:p><text:s/>$95.40_{\pm 2.01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92_{\pm 0.57}$ " calcext:value-type="string">
            <text:p><text:s/>$97.92_{\pm 0.57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99_{\pm 1.26}$ " calcext:value-type="string">
            <text:p><text:s/>$96.99_{\pm 1.26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90_{\pm 0.95}$ " calcext:value-type="string">
            <text:p><text:s/>$98.90_{\pm 0.9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2.9073730828537" calcext:value-type="float">
            <text:p>82.91</text:p>
          </table:table-cell>
          <table:table-cell table:style-name="ce108" office:value-type="float" office:value="5.20960733005017" calcext:value-type="float">
            <text:p>5.21</text:p>
          </table:table-cell>
          <table:table-cell table:style-name="ce95" office:value-type="float" office:value="80.9535087857116" calcext:value-type="float">
            <text:p>80.95</text:p>
          </table:table-cell>
          <table:table-cell table:style-name="ce108" office:value-type="float" office:value="5.75807022043073" calcext:value-type="float">
            <text:p>5.76</text:p>
          </table:table-cell>
          <table:table-cell table:style-name="ce115" office:value-type="float" office:value="85.0315226170743" calcext:value-type="float">
            <text:p>85.03</text:p>
          </table:table-cell>
          <table:table-cell table:style-name="ce115" office:value-type="float" office:value="5.11748217198703" calcext:value-type="float">
            <text:p>5.12</text:p>
          </table:table-cell>
          <table:table-cell table:style-name="ce55"/>
          <table:table-cell table:style-name="ce95" office:value-type="float" office:value="92.0114549578902" calcext:value-type="float">
            <text:p>92.01</text:p>
          </table:table-cell>
          <table:table-cell table:style-name="ce108" office:value-type="float" office:value="2.971241540855" calcext:value-type="float">
            <text:p>2.97</text:p>
          </table:table-cell>
          <table:table-cell table:style-name="ce95" office:value-type="float" office:value="89.8227928434663" calcext:value-type="float">
            <text:p>89.82</text:p>
          </table:table-cell>
          <table:table-cell table:style-name="ce108" office:value-type="float" office:value="3.64473601838147" calcext:value-type="float">
            <text:p>3.64</text:p>
          </table:table-cell>
          <table:table-cell table:style-name="ce95" office:value-type="float" office:value="94.3904859065146" calcext:value-type="float">
            <text:p>94.39</text:p>
          </table:table-cell>
          <table:table-cell table:style-name="ce108" office:value-type="float" office:value="3.2932298435802" calcext:value-type="float">
            <text:p>3.29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2.91_{\pm 5.21}$ " calcext:value-type="string">
            <text:p><text:s/>$82.91_{\pm 5.21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0.95_{\pm 5.76}$ " calcext:value-type="string">
            <text:p><text:s/>$80.95_{\pm 5.76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5.03_{\pm 5.12}$ " calcext:value-type="string">
            <text:p><text:s/>$85.03_{\pm 5.12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2.01_{\pm 2.97}$ " calcext:value-type="string">
            <text:p><text:s/>$92.01_{\pm 2.97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89.82_{\pm 3.64}$ " calcext:value-type="string">
            <text:p><text:s/>$89.82_{\pm 3.64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4.39_{\pm 3.29}$ " calcext:value-type="string">
            <text:p><text:s/>$94.39_{\pm 3.2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5290257864439" calcext:value-type="float">
            <text:p>95.53</text:p>
          </table:table-cell>
          <table:table-cell table:style-name="ce34" office:value-type="float" office:value="1.85483212910611" calcext:value-type="float">
            <text:p>1.85</text:p>
          </table:table-cell>
          <table:table-cell table:style-name="ce19" office:value-type="float" office:value="95.5497154798428" calcext:value-type="float">
            <text:p>95.55</text:p>
          </table:table-cell>
          <table:table-cell table:style-name="ce34" office:value-type="float" office:value="2.17289167217695" calcext:value-type="float">
            <text:p>2.17</text:p>
          </table:table-cell>
          <table:table-cell table:style-name="ce29" office:value-type="float" office:value="95.5157260831518" calcext:value-type="float">
            <text:p>95.52</text:p>
          </table:table-cell>
          <table:table-cell table:style-name="ce29" office:value-type="float" office:value="1.67929221933165" calcext:value-type="float">
            <text:p>1.68</text:p>
          </table:table-cell>
          <table:table-cell table:style-name="ce56"/>
          <table:table-cell table:style-name="ce19" office:value-type="float" office:value="98.9436932467144" calcext:value-type="float">
            <text:p>98.94</text:p>
          </table:table-cell>
          <table:table-cell table:style-name="ce34" office:value-type="float" office:value="0.621421228235809" calcext:value-type="float">
            <text:p>0.62</text:p>
          </table:table-cell>
          <table:table-cell table:style-name="ce19" office:value-type="float" office:value="98.9604093812301" calcext:value-type="float">
            <text:p>98.96</text:p>
          </table:table-cell>
          <table:table-cell table:style-name="ce34" office:value-type="float" office:value="0.931869486928588" calcext:value-type="float">
            <text:p>0.93</text:p>
          </table:table-cell>
          <table:table-cell table:style-name="ce19" office:value-type="float" office:value="98.9347490701584" calcext:value-type="float">
            <text:p>98.93</text:p>
          </table:table-cell>
          <table:table-cell table:style-name="ce34" office:value-type="float" office:value="0.810956650236849" calcext:value-type="float">
            <text:p>0.81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53_{\pm 1.85}$ " calcext:value-type="string">
            <text:p><text:s/>$95.53_{\pm 1.85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55_{\pm 2.17}$ " calcext:value-type="string">
            <text:p><text:s/>$95.55_{\pm 2.17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52_{\pm 1.68}$ " calcext:value-type="string">
            <text:p><text:s/>$95.52_{\pm 1.68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94_{\pm 0.62}$ " calcext:value-type="string">
            <text:p><text:s/>$98.94_{\pm 0.62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96_{\pm 0.93}$ " calcext:value-type="string">
            <text:p><text:s/>$98.96_{\pm 0.93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93_{\pm 0.81}$ " calcext:value-type="string">
            <text:p><text:s/>$98.93_{\pm 0.8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4.8887349552181" calcext:value-type="float">
            <text:p>94.89</text:p>
          </table:table-cell>
          <table:table-cell table:style-name="ce34" office:value-type="float" office:value="3.41787127948698" calcext:value-type="float">
            <text:p>3.42</text:p>
          </table:table-cell>
          <table:table-cell table:style-name="ce19" office:value-type="float" office:value="94.7620030969224" calcext:value-type="float">
            <text:p>94.76</text:p>
          </table:table-cell>
          <table:table-cell table:style-name="ce34" office:value-type="float" office:value="3.26050146253476" calcext:value-type="float">
            <text:p>3.26</text:p>
          </table:table-cell>
          <table:table-cell table:style-name="ce29" office:value-type="float" office:value="95.0209460262665" calcext:value-type="float">
            <text:p>95.02</text:p>
          </table:table-cell>
          <table:table-cell table:style-name="ce25" office:value-type="float" office:value="3.63772840014652" calcext:value-type="float">
            <text:p>3.64</text:p>
          </table:table-cell>
          <table:table-cell table:style-name="ce56"/>
          <table:table-cell table:style-name="ce19" office:value-type="float" office:value="99.4179349623411" calcext:value-type="float">
            <text:p>99.42</text:p>
          </table:table-cell>
          <table:table-cell table:style-name="ce34" office:value-type="float" office:value="0.643970860565938" calcext:value-type="float">
            <text:p>0.64</text:p>
          </table:table-cell>
          <table:table-cell table:style-name="ce19" office:value-type="float" office:value="99.2933712857093" calcext:value-type="float">
            <text:p>99.29</text:p>
          </table:table-cell>
          <table:table-cell table:style-name="ce34" office:value-type="float" office:value="0.933479803541864" calcext:value-type="float">
            <text:p>0.93</text:p>
          </table:table-cell>
          <table:table-cell table:style-name="ce19" office:value-type="float" office:value="99.5481616798186" calcext:value-type="float">
            <text:p>99.55</text:p>
          </table:table-cell>
          <table:table-cell table:style-name="ce34" office:value-type="float" office:value="0.692259639044062" calcext:value-type="float">
            <text:p>0.69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89_{\pm 3.42}$ " calcext:value-type="string">
            <text:p><text:s/>$94.89_{\pm 3.42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76_{\pm 3.26}$ " calcext:value-type="string">
            <text:p><text:s/>$94.76_{\pm 3.26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02_{\pm 3.64}$ " calcext:value-type="string">
            <text:p><text:s/>$95.02_{\pm 3.64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42_{\pm 0.64}$ " calcext:value-type="string">
            <text:p><text:s/>$99.42_{\pm 0.64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29_{\pm 0.93}$ " calcext:value-type="string">
            <text:p><text:s/>$99.29_{\pm 0.93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55_{\pm 0.69}$ " calcext:value-type="string">
            <text:p><text:s/>$99.55_{\pm 0.6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4.9693941897235" calcext:value-type="float">
            <text:p>94.97</text:p>
          </table:table-cell>
          <table:table-cell table:style-name="ce34" office:value-type="float" office:value="2.72836857933773" calcext:value-type="float">
            <text:p>2.73</text:p>
          </table:table-cell>
          <table:table-cell table:style-name="ce19" office:value-type="float" office:value="94.8609472384497" calcext:value-type="float">
            <text:p>94.86</text:p>
          </table:table-cell>
          <table:table-cell table:style-name="ce34" office:value-type="float" office:value="2.81064789809569" calcext:value-type="float">
            <text:p>2.81</text:p>
          </table:table-cell>
          <table:table-cell table:style-name="ce29" office:value-type="float" office:value="95.0905061384783" calcext:value-type="float">
            <text:p>95.09</text:p>
          </table:table-cell>
          <table:table-cell table:style-name="ce29" office:value-type="float" office:value="2.86140057085371" calcext:value-type="float">
            <text:p>2.86</text:p>
          </table:table-cell>
          <table:table-cell table:style-name="ce56"/>
          <table:table-cell table:style-name="ce19" office:value-type="float" office:value="98.9922237056438" calcext:value-type="float">
            <text:p>98.99</text:p>
          </table:table-cell>
          <table:table-cell table:style-name="ce34" office:value-type="float" office:value="0.976514763950116" calcext:value-type="float">
            <text:p>0.98</text:p>
          </table:table-cell>
          <table:table-cell table:style-name="ce19" office:value-type="float" office:value="98.880191559382" calcext:value-type="float">
            <text:p>98.88</text:p>
          </table:table-cell>
          <table:table-cell table:style-name="ce34" office:value-type="float" office:value="1.27628972380793" calcext:value-type="float">
            <text:p>1.28</text:p>
          </table:table-cell>
          <table:table-cell table:style-name="ce19" office:value-type="float" office:value="99.1173648798887" calcext:value-type="float">
            <text:p>99.12</text:p>
          </table:table-cell>
          <table:table-cell table:style-name="ce34" office:value-type="float" office:value="1.24250895840592" calcext:value-type="float">
            <text:p>1.24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97_{\pm 2.73}$ " calcext:value-type="string">
            <text:p><text:s/>$94.97_{\pm 2.73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86_{\pm 2.81}$ " calcext:value-type="string">
            <text:p><text:s/>$94.86_{\pm 2.81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09_{\pm 2.86}$ " calcext:value-type="string">
            <text:p><text:s/>$95.09_{\pm 2.86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8.99_{\pm 0.98}$ " calcext:value-type="string">
            <text:p><text:s/>$98.99_{\pm 0.98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88_{\pm 1.28}$ " calcext:value-type="string">
            <text:p><text:s/>$98.88_{\pm 1.28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9.12_{\pm 1.24}$ " calcext:value-type="string">
            <text:p><text:s/>$99.12_{\pm 1.24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4.0206607500932" calcext:value-type="float">
            <text:p>94.02</text:p>
          </table:table-cell>
          <table:table-cell table:style-name="ce34" office:value-type="float" office:value="1.11763338163273" calcext:value-type="float">
            <text:p>1.12</text:p>
          </table:table-cell>
          <table:table-cell table:style-name="ce19" office:value-type="float" office:value="93.0847435189107" calcext:value-type="float">
            <text:p>93.08</text:p>
          </table:table-cell>
          <table:table-cell table:style-name="ce34" office:value-type="float" office:value="1.58724658716916" calcext:value-type="float">
            <text:p>1.59</text:p>
          </table:table-cell>
          <table:table-cell table:style-name="ce29" office:value-type="float" office:value="94.996914341956" calcext:value-type="float">
            <text:p>95.00</text:p>
          </table:table-cell>
          <table:table-cell table:style-name="ce25" office:value-type="float" office:value="1.36798409457405" calcext:value-type="float">
            <text:p>1.37</text:p>
          </table:table-cell>
          <table:table-cell table:style-name="ce56"/>
          <table:table-cell table:style-name="ce19" office:value-type="float" office:value="97.5779718053569" calcext:value-type="float">
            <text:p>97.58</text:p>
          </table:table-cell>
          <table:table-cell table:style-name="ce34" office:value-type="float" office:value="0.793565195978506" calcext:value-type="float">
            <text:p>0.79</text:p>
          </table:table-cell>
          <table:table-cell table:style-name="ce19" office:value-type="float" office:value="96.6058216677791" calcext:value-type="float">
            <text:p>96.61</text:p>
          </table:table-cell>
          <table:table-cell table:style-name="ce34" office:value-type="float" office:value="1.36180215449434" calcext:value-type="float">
            <text:p>1.36</text:p>
          </table:table-cell>
          <table:table-cell table:style-name="ce19" office:value-type="float" office:value="98.5920277546815" calcext:value-type="float">
            <text:p>98.59</text:p>
          </table:table-cell>
          <table:table-cell table:style-name="ce34" office:value-type="float" office:value="1.20682103072978" calcext:value-type="float">
            <text:p>1.21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02_{\pm 1.12}$ " calcext:value-type="string">
            <text:p><text:s/>$94.02_{\pm 1.12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08_{\pm 1.59}$ " calcext:value-type="string">
            <text:p><text:s/>$93.08_{\pm 1.59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00_{\pm 1.37}$ " calcext:value-type="string">
            <text:p><text:s/>$95.00_{\pm 1.37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58_{\pm 0.79}$ " calcext:value-type="string">
            <text:p><text:s/>$97.58_{\pm 0.79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61_{\pm 1.36}$ " calcext:value-type="string">
            <text:p><text:s/>$96.61_{\pm 1.36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59_{\pm 1.21}$ " calcext:value-type="string">
            <text:p><text:s/>$98.59_{\pm 1.2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88.8750592509012" calcext:value-type="float">
            <text:p>88.88</text:p>
          </table:table-cell>
          <table:table-cell table:style-name="ce34" office:value-type="float" office:value="2.02428853766524" calcext:value-type="float">
            <text:p>2.02</text:p>
          </table:table-cell>
          <table:table-cell table:style-name="ce19" office:value-type="float" office:value="88.1111241695321" calcext:value-type="float">
            <text:p>88.11</text:p>
          </table:table-cell>
          <table:table-cell table:style-name="ce34" office:value-type="float" office:value="2.61164803361171" calcext:value-type="float">
            <text:p>2.61</text:p>
          </table:table-cell>
          <table:table-cell table:style-name="ce29" office:value-type="float" office:value="89.7133066852281" calcext:value-type="float">
            <text:p>89.71</text:p>
          </table:table-cell>
          <table:table-cell table:style-name="ce25" office:value-type="float" office:value="2.54614223100199" calcext:value-type="float">
            <text:p>2.55</text:p>
          </table:table-cell>
          <table:table-cell table:style-name="ce56"/>
          <table:table-cell table:style-name="ce19" office:value-type="float" office:value="95.0776546572251" calcext:value-type="float">
            <text:p>95.08</text:p>
          </table:table-cell>
          <table:table-cell table:style-name="ce34" office:value-type="float" office:value="1.46301823367564" calcext:value-type="float">
            <text:p>1.46</text:p>
          </table:table-cell>
          <table:table-cell table:style-name="ce19" office:value-type="float" office:value="94.2529576336609" calcext:value-type="float">
            <text:p>94.25</text:p>
          </table:table-cell>
          <table:table-cell table:style-name="ce34" office:value-type="float" office:value="1.97974316981036" calcext:value-type="float">
            <text:p>1.98</text:p>
          </table:table-cell>
          <table:table-cell table:style-name="ce19" office:value-type="float" office:value="95.9825024714683" calcext:value-type="float">
            <text:p>95.98</text:p>
          </table:table-cell>
          <table:table-cell table:style-name="ce34" office:value-type="float" office:value="2.53497433427268" calcext:value-type="float">
            <text:p>2.53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88.88_{\pm 2.02}$ " calcext:value-type="string">
            <text:p><text:s/>$88.88_{\pm 2.02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8.11_{\pm 2.61}$ " calcext:value-type="string">
            <text:p><text:s/>$88.11_{\pm 2.61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89.71_{\pm 2.55}$ " calcext:value-type="string">
            <text:p><text:s/>$89.71_{\pm 2.55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08_{\pm 1.46}$ " calcext:value-type="string">
            <text:p><text:s/>$95.08_{\pm 1.46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25_{\pm 1.98}$ " calcext:value-type="string">
            <text:p><text:s/>$94.25_{\pm 1.98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98_{\pm 2.53}$ " calcext:value-type="string">
            <text:p><text:s/>$95.98_{\pm 2.53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29.70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0:55.324000000</dc:date>
    <meta:editing-cycles>92</meta:editing-cycles>
    <meta:editing-duration>PT8H13M22S</meta:editing-duration>
    <meta:document-statistic meta:table-count="1" meta:cell-count="303" meta:object-count="0"/>
  </office:meta>
</office:document-meta>
</file>